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Util.fi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Util.type( boolean isPublic , boolean add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duleUtil.find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Util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Util.moduleInfo( boolean isExported , boolean isOpen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duleUtil.modularJar( boolean isPublic , boolean isExported , boolean isOpened , boolean add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uleUtil.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duleUtil.modularJar( boolean isPublic , boolean isExported , boolean isOpen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Uti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uleUtil.automaticModule( String moduleName , String ... pack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oduleUtil.layer( Path jar , boolean canRead , boolean namedModu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